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background-color="#ffffff"/>
    </style:style>
    <style:style style:name="P2" style:family="paragraph" style:parent-style-name="Text_20_body">
      <style:paragraph-properties fo:background-color="transparent">
        <style:background-image/>
      </style:paragraph-properties>
    </style:style>
    <style:style style:name="P3" style:family="paragraph" style:parent-style-name="Text_20_body">
      <style:paragraph-properties fo:background-color="transparent">
        <style:background-image/>
      </style:paragraph-properties>
      <style:text-properties fo:background-color="#ffffff"/>
    </style:style>
    <style:style style:name="T1" style:family="text">
      <style:text-properties fo:color="#000000"/>
    </style:style>
    <style:style style:name="T2" style:family="text">
      <style:text-properties fo:color="#000000" fo:background-color="transparent"/>
    </style:style>
    <style:style style:name="T3" style:family="text">
      <style:text-properties fo:color="#000000" fo:background-color="#9999ff"/>
    </style:style>
    <style:style style:name="T4" style:family="text">
      <style:text-properties fo:color="#000000" fo:background-color="#ffffff"/>
    </style:style>
    <style:style style:name="T5" style:family="text">
      <style:text-properties fo:background-color="transparent"/>
    </style:style>
    <style:style style:name="T6" style:family="text">
      <style:text-properties fo:background-color="#9999ff"/>
    </style:style>
    <style:style style:name="T7" style:family="text">
      <style:text-properties fo:background-color="#ffcc00"/>
    </style:style>
    <style:style style:name="T8" style:family="text">
      <style:text-properties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RR000 </text:p>
      <text:p text:style-name="Text_20_body"><text:line-break/>Scénario : Rebecca se réveille et doit aller au travail.</text:p>
      <text:p text:style-name="Text_20_body">Type de niveau : /</text:p>
      <text:p text:style-name="Text_20_body">Mécaniques nouvelles : Puzzle Clé </text:p>
      <text:p text:style-name="Text_20_body">Apprentissage : <text:span text:style-name="T3">Découverte</text:span><text:span text:style-name="T6"> des interactions</text:span><text:span text:style-name="T5"> / </text:span><text:span text:style-name="T7">Initiations aux Puzzles et aux Outils.</text:span></text:p>
      <text:p text:style-name="Text_20_body"><text:span text:style-name="T5">Lore : Sarah / Robot dans le salon</text:span><text:line-break/></text:p>
      <text:p text:style-name="Text_20_body"><text:line-break/>WS000</text:p>
      <text:p text:style-name="Text_20_body"><text:line-break/>Scénario : Rebecca doit récupérer son cadeau</text:p>
      <text:p text:style-name="Text_20_body">Type de niveau : /</text:p>
      <text:p text:style-name="Text_20_body">Mécaniques nouvelles :<text:span text:style-name="T5"> </text:span><text:span text:style-name="T8">Dalles de générations</text:span></text:p>
      <text:p text:style-name="Text_20_body">Apprentissage :<text:span text:style-name="T5"> Approfondissement Puzzle et Outils </text:span>/ <text:span text:style-name="T7">Initiations aux coffres.</text:span></text:p>
      <text:p text:style-name="Text_20_body"><text:span text:style-name="T8">Lore : Dalle de générations</text:span><text:line-break/></text:p>
      <text:p text:style-name="Text_20_body"/>
      <text:p text:style-name="Standard">LVL001 (laboratoire)</text:p>
      <text:p text:style-name="Text_20_body"><text:line-break/>Scénario : Rebecca doit trouver une sortie / enquêter sur l'intrus</text:p>
      <text:p text:style-name="Text_20_body">Type de niveau : /</text:p>
      <text:p text:style-name="Text_20_body">Mécaniques nouvelles :<text:span text:style-name="T5"> </text:span><text:span text:style-name="T8">Puzzle Bombes / Éboulements (potentiel)</text:span></text:p>
      <text:p text:style-name="P2"><text:span text:style-name="T2">Apprentissage : Assimilation Puzzle et Outils</text:span> / <text:span text:style-name="T7">Initiations aux choix</text:span></text:p>
      <text:p text:style-name="P3">Lore : Collègues de travail / Vladimir (apparition)</text:p>
      <text:p text:style-name="Text_20_body"/>
      <text:p text:style-name="Text_20_body">idée : il faudrait trouver un objet avec des empreintes, une carte de visite, ou n'importe quoi qui 1. Justifie d'aller à la police, 2. Permet d'obtenir un nom.</text:p>
      <text:p text:style-name="Text_20_body"/>
      <text:p text:style-name="Text_20_body"/>
      <text:p text:style-name="Standard">WS001</text:p>
      <text:p text:style-name="Text_20_body"><text:line-break/>Scénario : Rebecca doit récupérer un bonus</text:p>
      <text:p text:style-name="Text_20_body">Type de niveau : /</text:p>
      <text:p text:style-name="Text_20_body">Mécaniques nouvelles :<text:span text:style-name="T5"> </text:span><text:span text:style-name="T8">/</text:span></text:p>
      <text:p text:style-name="Text_20_body">Apprentissage : <text:span text:style-name="T6">Validation </text:span><text:span text:style-name="T3">Puzzle et Outils</text:span><text:span text:style-name="T2"> <text:s/>/ Approfondissement des coffres</text:span></text:p>
      <text:p text:style-name="Text_20_body"><text:span text:style-name="T2">Lore : Introduction du niveau suivant (parler du commissariat)</text:span></text:p>
      <text:p text:style-name="Text_20_body"/>
      <text:p text:style-name="Text_20_body"/>
      <text:p text:style-name="Text_20_body"/>
      <text:p text:style-name="Standard"><text:soft-page-break/>LVL002 (commisariat)</text:p>
      <text:p text:style-name="Text_20_body"><text:line-break/>Scénario : Voler des infos sur Vladimir</text:p>
      <text:p text:style-name="Text_20_body">Type de niveau : <text:span text:style-name="T8">Infiltration</text:span></text:p>
      <text:p text:style-name="Text_20_body">Mécaniques nouvelles :<text:span text:style-name="T5"> Puzzle</text:span><text:span text:style-name="T8"> Pelles (potentiel) / Fusillade</text:span></text:p>
      <text:p text:style-name="Text_20_body">Apprentissage : <text:span text:style-name="T2">Approfondissement des choix / </text:span>Découverte des PV / Découverte du game over</text:p>
      <text:p text:style-name="Text_20_body">Lore : Qui est Vladimir / Les deux complices</text:p>
      <text:p text:style-name="Text_20_body"/>
      <text:p text:style-name="Text_20_body">(WS002)</text:p>
      <text:p text:style-name="Text_20_body"/>
      <text:p text:style-name="Standard">LVL003-A (taupe home)</text:p>
      <text:p text:style-name="Text_20_body"><text:line-break/>Scénario : Confronter la Taupe</text:p>
      <text:p text:style-name="Text_20_body">Type de niveau : <text:span text:style-name="T8"><text:s/></text:span><text:span text:style-name="T5">Labyrinthe</text:span></text:p>
      <text:p text:style-name="Text_20_body">Mécaniques nouvelles :<text:span text:style-name="T5"> Puzzle</text:span><text:span text:style-name="T8"> Pelles / Éboulements / Combat de boss</text:span></text:p>
      <text:p text:style-name="Text_20_body">Apprentissage : <text:span text:style-name="T2">Assimilation des choix / Assimilation des coffres / Découverte </text:span><text:span text:style-name="T4">Combat de boss</text:span></text:p>
      <text:p text:style-name="Text_20_body"><text:span text:style-name="T4">Lore : ?</text:span></text:p>
      <text:p text:style-name="Text_20_body"><text:span text:style-name="T4"/></text:p>
      <text:p text:style-name="Text_20_body"><text:span text:style-name="T4"/></text:p>
      <text:p text:style-name="Standard">LVL003-B (double Y barack)</text:p>
      <text:p text:style-name="Text_20_body"><text:line-break/>Scénario : Confronter double Y</text:p>
      <text:p text:style-name="Text_20_body">Type de niveau : <text:span text:style-name="T8"><text:s/></text:span><text:span text:style-name="T5">Labyrinthe</text:span></text:p>
      <text:p text:style-name="Text_20_body">Mécaniques nouvelles :<text:span text:style-name="T5"> Puzzle</text:span><text:span text:style-name="T8"> Combat / </text:span><text:span text:style-name="T4">Combat de boss</text:span></text:p>
      <text:p text:style-name="Text_20_body">Apprentissage : <text:span text:style-name="T2">Assimilation des choix / Assimilation des coffres / Découverte </text:span><text:span text:style-name="T4">Combat de boss</text:span></text:p>
      <text:p text:style-name="Text_20_body"><text:span text:style-name="T4">Lore : ?</text:span></text:p>
      <text:p text:style-name="Text_20_body"><text:span text:style-name="T4"/></text:p>
      <text:p text:style-name="Text_20_body"><text:span text:style-name="T4"/></text:p>
      <text:p text:style-name="Text_20_body">RR004 </text:p>
      <text:p text:style-name="Text_20_body"><text:line-break/><text:span text:style-name="T8">Scénario : Rebecca va se coucher</text:span></text:p>
      <text:p text:style-name="P1">Type de niveau : /</text:p>
      <text:p text:style-name="P1">Mécaniques nouvelles : /</text:p>
      <text:p text:style-name="P1">Apprentissage : <text:span text:style-name="T1">Découverte</text:span> de la nuit</text:p>
      <text:p text:style-name="P1"><text:span text:style-name="T1">Lore : /</text:span></text:p>
      <text:p text:style-name="Text_20_body"/>
      <text:p text:style-name="Text_20_body">twist final : alors qu'on dort Camille se réveille et se rapproche du lit avec une musique angoissante (avant de crier « Bonjour !! »?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6-30T06:15:41.73</meta:creation-date>
    <meta:generator>OpenOffice/4.1.7$Win32 OpenOffice.org_project/417m1$Build-9800</meta:generator>
    <dc:date>2023-06-30T07:52:52.57</dc:date>
    <meta:editing-duration>PT1H37M7S</meta:editing-duration>
    <meta:editing-cycles>13</meta:editing-cycles>
    <meta:document-statistic meta:table-count="0" meta:image-count="0" meta:object-count="0" meta:page-count="2" meta:paragraph-count="51" meta:word-count="361" meta:character-count="2164"/>
  </office:meta>
</office:document-meta>
</file>